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2928b" draw:textarea-horizontal-align="justify" draw:textarea-vertical-align="middle" draw:auto-grow-height="false" fo:min-height="1.368cm" fo:min-width="2.554cm" draw:shadow="hidden"/>
    </style:style>
    <style:style style:name="gr2" style:family="graphic" style:parent-style-name="standard">
      <style:graphic-properties draw:fill-color="#52928b" draw:textarea-horizontal-align="justify" draw:textarea-vertical-align="middle" draw:auto-grow-height="false" fo:min-height="1.547cm" fo:min-width="2.734cm" draw:shadow="hidden"/>
    </style:style>
    <style:style style:name="gr3" style:family="graphic" style:parent-style-name="standard">
      <style:graphic-properties draw:fill-color="#52928b" draw:textarea-horizontal-align="justify" draw:textarea-vertical-align="middle" draw:auto-grow-height="false" fo:min-height="1.368cm" fo:min-width="2.823cm" draw:shadow="hidden"/>
    </style:style>
    <style:style style:name="gr4" style:family="graphic" style:parent-style-name="objectwithoutfill">
      <style:graphic-properties draw:marker-start="" draw:marker-start-width="0.3cm" draw:marker-end="Arrow" draw:marker-end-width="0.3cm" draw:fill="none" draw:textarea-vertical-align="middle" draw:shadow="hidden"/>
    </style:style>
    <style:style style:name="gr5" style:family="graphic" style:parent-style-name="objectwithoutfill">
      <style:graphic-properties draw:marker-start="" draw:marker-start-width="0.3cm" draw:marker-end="Arrow" draw:marker-end-width="0.3cm"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-color="#52928b"/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18cm" svg:height="2.286cm" svg:x="12.176cm" svg:y="8.493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572cm" svg:height="2.541cm" svg:x="4.048cm" svg:y="8.366cm">
          <text:p text:style-name="P1"><text:span text:style-name="T1">BROW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4.699cm" svg:height="2.286cm" svg:x="20.812cm" svg:y="8.366cm">
          <text:p text:style-name="P1"><text:span text:style-name="T1">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draw:line-skew="-0.433cm" svg:x1="6.334cm" svg:y1="8.366cm" svg:x2="12.808cm" svg:y2="8.827cm" draw:start-shape="id1" draw:start-glue-point="4" draw:end-shape="id2" draw:end-glue-point="5" svg:d="M6334 8366c0-1402 6474-1633 6474 461" svg:viewBox="0 0 6475 1544">
          <text:p/>
        </draw:connector>
        <draw:connector draw:style-name="gr5" draw:text-style-name="P3" draw:layer="layout" draw:type="curve" draw:line-skew="-0.202cm" svg:x1="15.862cm" svg:y1="8.827cm" svg:x2="23.162cm" svg:y2="8.366cm" draw:start-shape="id2" draw:start-glue-point="11" draw:end-shape="id3" draw:end-glue-point="4" svg:d="M15862 8827c0-1746 7300-1515 7300-461" svg:viewBox="0 0 7301 1283">
          <text:p/>
        </draw:connector>
        <draw:connector draw:style-name="gr5" draw:text-style-name="P3" draw:layer="layout" draw:type="curve" draw:line-skew="0.91cm" svg:x1="23.162cm" svg:y1="10.652cm" svg:x2="15.862cm" svg:y2="10.445cm" draw:start-shape="id3" draw:start-glue-point="8" draw:end-shape="id2" draw:end-glue-point="9" svg:d="M23162 10652c0 2308-7300 2412-7300-207" svg:viewBox="0 0 7301 1952">
          <text:p/>
        </draw:connector>
        <draw:connector draw:style-name="gr5" draw:text-style-name="P3" draw:layer="layout" draw:type="curve" draw:line-skew="0.693cm" svg:x1="12.808cm" svg:y1="10.445cm" svg:x2="6.334cm" svg:y2="10.907cm" draw:start-shape="id2" draw:start-glue-point="7" draw:end-shape="id1" draw:end-glue-point="8" svg:d="M12808 10445c0 2484-6474 2253-6474 462" svg:viewBox="0 0 6475 1836">
          <text:p/>
        </draw:connector>
        <draw:frame draw:style-name="gr6" draw:text-style-name="P4" draw:layer="layout" svg:width="4.439cm" svg:height="0.962cm" svg:x="7.223cm" svg:y="6.207cm">
          <draw:text-box>
            <text:p>HTTP request</text:p>
          </draw:text-box>
        </draw:frame>
        <draw:frame draw:style-name="gr6" draw:text-style-name="P4" draw:layer="layout" svg:width="2.614cm" svg:height="0.962cm" svg:x="17.008cm" svg:y="6.334cm">
          <draw:text-box>
            <text:p>request</text:p>
          </draw:text-box>
        </draw:frame>
        <draw:frame draw:style-name="gr6" draw:text-style-name="P4" draw:layer="layout" svg:width="5.646cm" svg:height="0.962cm" svg:x="17.389cm" svg:y="12.811cm">
          <draw:text-box>
            <text:p>response in JSON</text:p>
          </draw:text-box>
        </draw:frame>
        <draw:frame draw:style-name="gr6" draw:text-style-name="P4" draw:layer="layout" svg:width="5.646cm" svg:height="0.962cm" svg:x="6.539cm" svg:y="12.43cm">
          <draw:text-box>
            <text:p>response in JS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5.2$Windows_X86_64 LibreOffice_project/54c8cbb85f300ac59db32fe8a675ff7683cd5a16</meta:generator>
    <dc:date>2019-03-19T12:15:40.430000000</dc:date>
    <meta:editing-duration>PT18M35S</meta:editing-duration>
    <meta:editing-cycles>1</meta:editing-cycles>
    <meta:document-statistic meta:object-count="11"/>
  </office:meta>
</office:document-meta>
</file>